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69a2e"/>
    </style:style>
    <style:style style:name="ce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0.2cm" svg:height="0.469cm" svg:x="0cm" svg:y="1.35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2cm" svg:height="0.469cm" svg:x="0cm" svg:y="1.35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0.2cm" svg:height="0.469cm" svg:x="0cm" svg:y="1.35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0.2cm" svg:height="0.469cm" svg:x="0cm" svg:y="0.45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0.2cm" svg:height="0.469cm" svg:x="0cm" svg:y="0.452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0.2cm" svg:height="0.469cm" svg:x="0cm" svg:y="0.45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2" table:number-columns-repeated="5" table:default-cell-style-name="ce1"/>
        <table:table-row table:style-name="ro1">
          <table:table-cell office:value-type="string" calcext:value-type="string">
            <text:p>tau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75" calcext:value-type="float">
            <text:p>0,075</text:p>
          </table:table-cell>
          <table:table-cell office:value-type="float" office:value="0.1" calcext:value-type="float">
            <text:p>0,1</text:p>
          </table:table-cell>
          <table:table-cell office:value-type="float" office:value="0.175" calcext:value-type="float">
            <text:p>0,1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.00.0000</text:date>, <text:time style:data-style-name="N2" text:time-value="12:08:35.61745578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3:41:46.936583916</meta:creation-date>
    <dc:date>2023-03-20T12:09:36.708684542</dc:date>
    <meta:editing-duration>P4DT22H11M28S</meta:editing-duration>
    <meta:editing-cycles>38</meta:editing-cycles>
    <meta:generator>LibreOffice/6.4.7.2$Linux_X86_64 LibreOffice_project/40$Build-2</meta:generator>
    <meta:document-statistic meta:table-count="1" meta:cell-count="81" meta:object-count="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